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76c" officeooo:paragraph-rsid="001d576c"/>
    </style:style>
    <style:style style:name="P2" style:family="paragraph" style:parent-style-name="Standard">
      <style:text-properties officeooo:rsid="001e1ab8" officeooo:paragraph-rsid="001e1ab8"/>
    </style:style>
    <style:style style:name="P3" style:family="paragraph" style:parent-style-name="Standard">
      <style:text-properties fo:color="#c9211e" officeooo:rsid="001e1ab8" officeooo:paragraph-rsid="001e1ab8"/>
    </style:style>
    <style:style style:name="P4" style:family="paragraph" style:parent-style-name="Standard">
      <style:text-properties officeooo:rsid="00202bcd" officeooo:paragraph-rsid="00202bcd"/>
    </style:style>
    <style:style style:name="P5" style:family="paragraph" style:parent-style-name="Standard">
      <style:text-properties officeooo:rsid="00202bcd" officeooo:paragraph-rsid="00202bcd"/>
    </style:style>
    <style:style style:name="P6" style:family="paragraph" style:parent-style-name="Standard">
      <style:text-properties officeooo:rsid="0020d0b7" officeooo:paragraph-rsid="0020d0b7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D FIRST!!</text:p>
      <text:p text:style-name="P1"/>
      <text:p text:style-name="P1"/>
      <text:p text:style-name="P1">Projekt 1</text:p>
      <text:p text:style-name="P1"/>
      <text:p text:style-name="P2"/>
      <text:p text:style-name="P4">Kände att detta projekt var lagom, det var ganska stort och man la verkligen flera timmar på den!</text:p>
      <text:p text:style-name="P4">Man lärde sig mycket. Använde mycket mappar och delade upp det mesta i klasser. </text:p>
      <text:p text:style-name="P4">Använde mig av Interface för menyerna som på hotellappen. Mycket skapade jag själv men copy pastede mycket från mina gamla appar för att sedan ändra!</text:p>
      <text:p text:style-name="P4">Felhanteringen funkade perfekt och jag använde mig av try &amp; catch med små meddelanden.</text:p>
      <text:p text:style-name="P4">La felhanteringsfokus på LOOPAR men allt annat har det också.</text:p>
      <text:p text:style-name="P6">Väldigt roligt och lärorikt projekt! </text:p>
      <text:p text:style-name="P6">GOOD JOB!</text:p>
      <text:p text:style-name="P2"/>
      <text:p text:style-name="P2"/>
      <text:p text:style-name="P2">PS. <text:span text:style-name="T1">Jag började väldigt sent med branches. Det blev något strul så du måste ladda ner från ”Menu” för att få med hela programmet!!</text:span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9T15:18:50.052000000</meta:creation-date>
    <dc:date>2023-01-19T21:37:51.645000000</dc:date>
    <meta:editing-duration>PT6M19S</meta:editing-duration>
    <meta:editing-cycles>3</meta:editing-cycles>
    <meta:generator>Neat_Office/6.2.8.2$Windows_x86 LibreOffice_project/</meta:generator>
    <meta:document-statistic meta:table-count="0" meta:image-count="0" meta:object-count="0" meta:page-count="1" meta:paragraph-count="10" meta:word-count="116" meta:character-count="670" meta:non-whitespace-character-count="562"/>
  </office:meta>
</office:document-meta>
</file>